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7.112cm" svg:height="1.651cm" draw:transform="rotate (1.5707963267949) translate (0.081cm 7.16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draw:transform="rotate (1.5707963267949) translate (0.235cm 7.0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0.236cm 5.6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0.237cm 4.2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0.238cm 2.8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0.239cm 1.4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1" draw:text-style-name="P1" draw:layer="layout" svg:width="5.766cm" svg:height="1.651cm" draw:transform="rotate (1.5707963267949) translate (3.883cm 6.48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draw:transform="rotate (1.5707963267949) translate (4.037cm 6.3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4.038cm 4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4.039cm 3.5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4.04cm 2.1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1" draw:text-style-name="P1" draw:layer="layout" svg:width="4.318cm" svg:height="1.651cm" draw:transform="rotate (1.5707963267949) translate (7.185cm 5.76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draw:transform="rotate (1.5707963267949) translate (7.339cm 5.6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7.34cm 4.2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27cm" svg:height="1.27cm" draw:transform="rotate (1.5707963267949) translate (7.341cm 2.8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draw:type="line" svg:x1="1.732cm" svg:y1="3.609cm" svg:x2="3.883cm" svg:y2="3.598cm" draw:start-shape="id1" draw:start-glue-point="1" draw:end-shape="id2" svg:d="M1732 3609l2151-11" svg:viewBox="0 0 2152 12">
          <text:p/>
        </draw:connector>
        <draw:connector draw:style-name="gr2" draw:text-style-name="P1" draw:layer="layout" draw:type="line" svg:x1="5.534cm" svg:y1="3.598cm" svg:x2="7.185cm" svg:y2="3.606cm" draw:start-shape="id2" draw:start-glue-point="1" draw:end-shape="id3" svg:d="M5534 3598l1651 8" svg:viewBox="0 0 1652 9">
          <text:p/>
        </draw:connector>
        <draw:frame draw:style-name="gr3" draw:layer="layout" svg:width="0.82cm" svg:height="0.962cm" svg:x="0.381cm" svg:y="7.165cm">
          <draw:text-box>
            <text:p>x</text:p>
          </draw:text-box>
        </draw:frame>
        <draw:frame draw:style-name="gr3" draw:layer="layout" svg:width="0.853cm" svg:height="0.962cm" svg:x="4.227cm" svg:y="6.603cm">
          <draw:text-box>
            <text:p>h</text:p>
          </draw:text-box>
        </draw:frame>
        <draw:frame draw:style-name="gr3" draw:layer="layout" svg:width="0.925cm" svg:height="0.962cm" svg:x="7.493cm" svg:y="6.095cm">
          <draw:text-box>
            <text:p><text:span text:style-name="T1">Ŷ</text:span></text:p>
          </draw:text-box>
        </draw:frame>
        <draw:frame draw:style-name="gr3" draw:layer="layout" svg:width="1.306cm" svg:height="1.114cm" svg:x="2.159cm" svg:y="3.936cm">
          <draw:text-box>
            <text:p>W<text:span text:style-name="T2">1</text:span></text:p>
          </draw:text-box>
        </draw:frame>
        <draw:frame draw:style-name="gr3" draw:layer="layout" svg:width="1.306cm" svg:height="1.114cm" svg:x="5.715cm" svg:y="3.936cm">
          <draw:text-box>
            <text:p>W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04:02:16.936744946</meta:creation-date>
    <dc:date>2016-11-18T04:02:52.551193958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